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Lucida Sans1" svg:font-family="'Lucida Sans'" style:font-family-generic="swiss"/>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text-properties style:font-name="Calibri" fo:font-size="11pt" fo:language="none" fo:country="none" style:font-size-asian="11pt"/>
    </style:style>
    <style:style style:name="P3" style:family="paragraph" style:parent-style-name="Standard" style:master-page-name="Standard">
      <style:paragraph-properties fo:margin-top="0cm" fo:margin-bottom="0.353cm" style:contextual-spacing="false" fo:line-height="115%" style:page-number="auto"/>
    </style:style>
    <style:style style:name="P4" style:family="paragraph" style:parent-style-name="Standard" style:master-page-name="">
      <style:paragraph-properties fo:margin-top="0cm" fo:margin-bottom="0.353cm" style:contextual-spacing="false" fo:line-height="115%" fo:keep-together="always" style:page-number="auto"/>
    </style:style>
    <style:style style:name="T1" style:family="text">
      <style:text-properties style:font-name="Calibri" fo:font-size="11pt" fo:language="none" fo:country="none" style:font-size-asian="11pt"/>
    </style:style>
    <style:style style:name="T2" style:family="text">
      <style:text-properties fo:language="none"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ifra: The Thirteen Hermeneutical Rules of Rabbi Ishmael</text:span></text:p>
      <text:p text:style-name="P1"><text:span text:style-name="T1">Rabbi Ishmael, who lived in the first half of the second century, compiled a list of hermeneutical rules which govern the legal interpretation of the Torah. Modern scholars have noted the resemblance of some of these rules to the interpretive principles in use in the Greek world. These principles and their application are responsible for much of the halakhic Midrash in Rabbinic texts.</text:span></text:p>
      <text:p text:style-name="P2"/>
      <text:p text:style-name="P2"/>
      <text:p text:style-name="P1"><text:span text:style-name="T1">Rabbi Ishmael says: There are thirteen rules by means of which the Torah is interpreted:</text:span></text:p>
      <text:p text:style-name="P2"/>
      <text:p text:style-name="P1"><text:span text:style-name="T1">1. Inference is drawn from a less important premise to a more important premise, or vice versa.</text:span></text:p>
      <text:p text:style-name="P1"><text:span text:style-name="T1">Uma inferência é tomada da premissa menos importante para uma mais importante, ou vice-versa.</text:span></text:p>
      <text:p text:style-name="P1"><text:span text:style-name="T1">2. From the similarity of words or phrases in separate texts it is inferred that the law expressed in the one must also be applied to the other.</text:span></text:p>
      <text:p text:style-name="P1"><text:span text:style-name="T1">Da similaridade de palavras ou frases em textos separados conclui-se que a lei expressa em um deve ser aplicada ao outro.</text:span></text:p>
      <text:p text:style-name="P1"><text:span text:style-name="T1">3. A comprehensive principle, as contained in one or two biblical laws, is applicable to all related laws.</text:span></text:p>
      <text:p text:style-name="P1"><text:span text:style-name="T1">Um princípio compreensível, contido em uma ou duas leis bíblicas, é aplicável a todas as leis relacionadas.</text:span></text:p>
      <text:p text:style-name="P1"><text:span text:style-name="T1">4. When a generalization is followed by specification, the specification applies instead of the generalization.</text:span></text:p>
      <text:p text:style-name="P1"><text:span text:style-name="T1">Quando uma generalização for seguida pela especificação, a especificação se aplica ao invés da generalização.</text:span></text:p>
      <text:p text:style-name="P1"><text:span text:style-name="T1">5. When a specification is followed by a generalization, the generalization then applies.</text:span></text:p>
      <text:p text:style-name="P1"><text:span text:style-name="T1">Quando uma especificação for seguida de uma generalização, então a generalização é que se aplica.</text:span></text:p>
      <text:p text:style-name="P1"><text:span text:style-name="T1">6. If a generalization is followed by a specification and then treated again by a general term, one must interpret according to what the specification implies.</text:span></text:p>
      <text:p text:style-name="P4"><text:soft-page-break/><text:span text:style-name="T1">Se uma generalização for seguida por uma especificação e então tratada novamente por um termo geral, alguém deve interpretar de acordo com aquilo que a especificação implica.</text:span></text:p>
      <text:p text:style-name="P1"><text:span text:style-name="T1">7. When, however, the specification or generalization is necessary for the sake of clarity, rules 4 and 5 do not apply.</text:span></text:p>
      <text:p text:style-name="P1"><text:span text:style-name="T1">Quando, no entanto, a especificação ou generalização é necessária para o propósito de clareza, as regras 4 e 5 não se aplicam.</text:span></text:p>
      <text:p text:style-name="P1"><text:span text:style-name="T1">8. Whatever is first implied in a generalization and afterwards specified to provide new information concerning it, is stated not only for its own sake, but to teach something additional concerning the general proposition.</text:span></text:p>
      <text:p text:style-name="P1"><text:span text:style-name="T1">O que quer que esteja primeiramente implicado numa generalização e posteriormente, especificado para fornecer uma nova informação sobre isto, é estabelecido não somente para este próprio propósito, mas para ensinar algo a mais concernente à proposição geral.</text:span></text:p>
      <text:p text:style-name="P1"><text:span text:style-name="T1">9. Whatever is first implied in a general law and afterwards specified to prove another similar provision, is specified in order to alleviate, and not to increase the severity of that provision.</text:span></text:p>
      <text:p text:style-name="P1"><text:span text:style-name="T1">O que quer que esteja primeiramente implicado numa lei geral e posteriormente especificado para provar uma outra prescrição, é especificada de modo a aliviar, e não para aumentar a severidade desta prescrição.</text:span></text:p>
      <text:p text:style-name="P1"><text:span text:style-name="T1">10. Whatever is first implied in a general law and is afterwards specified to prove another provision which is not similar to the general law, is specified in order to alleviate the severity in some respects, but to increase it in other respects.</text:span></text:p>
      <text:p text:style-name="P1"><text:span text:style-name="T1">O que quer que esteja primeiramente implicado numa lei geral e posteriormente especificado para provar uma outra prescrição que não seja similar à lei geral, é especificada de modo a aliviar a severidade em alguns aspectos, mas para aumentar em outros aspectos.</text:span></text:p>
      <text:p text:style-name="P1"><text:span text:style-name="T1">11. Whatever is first implied in a general law and is afterwards specified to determine a new matter, cannot be applied to the general proposition, unless the text expressly states that it can.</text:span></text:p>
      <text:p text:style-name="P1"><text:span text:style-name="T1">O que quer que esteja primeiramente implicado numa lei geral e posteriormente especificado para determinar um novo contexto (situação), não pode ser aplicado à proposição geral, a menos que o texto indique expressamente que isto pode.</text:span></text:p>
      <text:p text:style-name="P1"><text:span text:style-name="T1">12. An ambiguous word or passage may be interpreted from its context or from a subsequent expression in the text.</text:span></text:p>
      <text:p text:style-name="P1"><text:span text:style-name="T1">Uma palavra ou passagem ambígua pode ser interpretada do seu contexto ou a partir </text:span><text:soft-page-break/><text:span text:style-name="T1">de uma expressão subsequente no texto.</text:span></text:p>
      <text:p text:style-name="P1"><text:span text:style-name="T1">13. Similarly, when two biblical texts contradict each other, they can be reconciled only by a third text.</text:span></text:p>
      <text:p text:style-name="P1"><text:span text:style-name="T1">Da mesma forma, quando dois textos bíblicos se contradizem, eles podem ser conciliados por um terceiro texto.</text:span></text:p>
      <text:p text:style-name="P2"/>
      <text:p text:style-name="P1"><text:span text:style-name="T1">Simplificação Português</text:span></text:p>
      <text:p text:style-name="P1"><text:span text:style-name="T1">1. Kal vachômer, argumento a fortiori. </text:span></text:p>
      <text:p text:style-name="P1"><text:span text:style-name="T1">2. Guezerá shavá, lei de analogia. </text:span></text:p>
      <text:p text:style-name="P1"><text:span text:style-name="T1">3. Binian av, construção de uma família de textos aparentados. </text:span></text:p>
      <text:p text:style-name="P1"><text:span text:style-name="T1">4. Kelal u-ferat, o geral determina-se peto particular seguinte. </text:span></text:p>
      <text:p text:style-name="P1"><text:span text:style-name="T1">5. Perat ve-kelal, o particular determina-se pelo geral seguinte. </text:span></text:p>
      <text:p text:style-name="P1"><text:span text:style-name="T1">6. Na sequência geral-particular-geral argumenta-se segundo o conteúdo do particular. </text:span></text:p>
      <text:p text:style-name="P1"><text:span text:style-name="T1">7. Quando o geral exige o particular e o particular exige o geral. </text:span></text:p>
      <text:p text:style-name="P1"><text:span text:style-name="T1">8. Quando alguma coisa incluída num princípio geral especifica-se para ilustrar o mesmo princípio geral. </text:span></text:p>
      <text:p text:style-name="P1"><text:span text:style-name="T1">9. Quando se especifica algo incluído no princípio geral, é para amenizar a Lei, não para ser mais rigorosa. </text:span></text:p>
      <text:p text:style-name="P1"><text:span text:style-name="T1">10. Quando uma especificação não é semelhante á do princípio geral. </text:span></text:p>
      <text:p text:style-name="P1"><text:span text:style-name="T1">11. Quando a especificação traz uma circunstância totalmente nova. </text:span></text:p>
      <text:p text:style-name="P1"><text:span text:style-name="T1">12. Interpretação segundo o contexto. </text:span></text:p>
      <text:p text:style-name="P1"><text:span text:style-name="T1">13. Quando há contradição entre dois textos, um ter</text:span></text:p>
      <text:p text:style-name="P1"><text:span text:style-name="T1">ceiro decid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roman"/>
    <style:font-face style:name="Lucida Sans1" svg:font-family="'Lucida Sans'" style:font-family-generic="swiss"/>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3T15:56:50.998000000</dc:date>
    <meta:document-statistic meta:table-count="0" meta:image-count="0" meta:object-count="0" meta:page-count="3" meta:paragraph-count="44" meta:word-count="854" meta:character-count="5342" meta:non-whitespace-character-count="4519"/>
    <meta:generator>LibreOffice/4.1.3.2$Windows_x86 LibreOffice_project/70feb7d99726f064edab4605a8ab840c50ec57a</meta:generator>
  </office:meta>
</office:document-meta>
</file>